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font-name-asian="Times New Roman1" style:font-name-complex="Times New Roman1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5cm" draw:z-index="0"><draw:image xlink:href="../../odt/images/0068.png" xlink:type="simple" xlink:show="embed" xlink:actuate="onLoad"/></draw:frame></text:p>
          </table:table-cell>
          <table:table-cell table:style-name="Table1.B1" office:value-type="string">
            <text:h text:style-name="P7" text:outline-level="1">МЕНЬШЕ ИЛИ РАВНО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6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981cm" svg:height="1.379cm" draw:z-index="1"><draw:image xlink:href="../../odt/images/006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9">Блок </text:span><text:span text:style-name="T7">р</text:span><text:span text:style-name="T10">еализует логическую операцию </text:span><text:span text:style-name="T7">МЕНЬШЕ ИЛИ РАВНО</text:span><text:span text:style-name="T10">:</text:span></text:p>
            <text:p text:style-name="P3"><text:span text:style-name="T10"><draw:frame draw:style-name="fr3" draw:name="Объект1" text:anchor-type="as-char" svg:width="5.98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,</text:span></text:p>
            <text:p text:style-name="P2"><text:span text:style-name="T7">где </text:span><text:span text:style-name="T7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 – выходной сигнал блока, <text:s/></text:span><text:span text:style-name="T7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– входные сигналы.</text:span></text:p>
            <text:p text:style-name="P2"><text:span text:style-name="T8">Свойства</text:span>:</text:p>
            <text:list xml:id="list2869410996085615840" text:style-name="L1">
              <text:list-item>
                <text:p text:style-name="P4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НЬШЕ ИЛИ РАВНО</dc:title>
    <dc:date>2014-12-01T11:08:41.06</dc:date>
    <meta:generator>OpenOffice/4.1.1$Win32 OpenOffice.org_project/411m6$Build-9775</meta:generator>
    <meta:editing-duration>PT2H5M26S</meta:editing-duration>
    <meta:editing-cycles>99</meta:editing-cycles>
    <meta:document-statistic meta:table-count="1" meta:image-count="2" meta:object-count="3" meta:page-count="1" meta:paragraph-count="11" meta:word-count="57" meta:character-count="36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lt;= u_2(t); #
alignl 0, ~ если u_1(t) &g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